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fabe" officeooo:paragraph-rsid="0018fabe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18fabe"/>
    </style:style>
    <style:style style:name="P3" style:family="paragraph" style:parent-style-name="Standard">
      <style:paragraph-properties fo:text-align="start" style:justify-single-word="false"/>
      <style:text-properties fo:font-size="15pt" officeooo:rsid="0018fabe" officeooo:paragraph-rsid="0018fabe"/>
    </style:style>
    <style:style style:name="P4" style:family="paragraph" style:parent-style-name="Standard">
      <style:paragraph-properties fo:text-align="start" style:justify-single-word="false"/>
      <style:text-properties fo:font-size="15pt" officeooo:rsid="001a147f" officeooo:paragraph-rsid="001a147f"/>
    </style:style>
    <style:style style:name="P5" style:family="paragraph" style:parent-style-name="Standard">
      <style:paragraph-properties fo:text-align="start" style:justify-single-word="false"/>
      <style:text-properties fo:font-size="15pt" officeooo:rsid="001a147f" officeooo:paragraph-rsid="001b0738"/>
    </style:style>
    <style:style style:name="P6" style:family="paragraph" style:parent-style-name="Standard">
      <style:paragraph-properties fo:text-align="start" style:justify-single-word="false"/>
      <style:text-properties fo:font-size="15pt" officeooo:rsid="001b0738" officeooo:paragraph-rsid="001b0738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4d2f" officeooo:paragraph-rsid="001c4d2f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c4d2f" officeooo:paragraph-rsid="001c4d2f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c4ec7" officeooo:paragraph-rsid="001c4ec7" style:font-size-asian="13.1000003814697pt" style:font-weight-asian="normal" style:font-size-complex="15pt" style:font-weight-complex="normal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1a147f"/>
    </style:style>
    <style:style style:name="T3" style:family="text">
      <style:text-properties style:font-name="sans-serif" fo:font-size="14.25pt" officeooo:rsid="001b0738"/>
    </style:style>
    <style:style style:name="T4" style:family="text">
      <style:text-properties style:font-name="sans-serif" fo:font-size="14.25pt" officeooo:rsid="001c4d2f"/>
    </style:style>
    <style:style style:name="T5" style:family="text">
      <style:text-properties fo:font-weight="normal" officeooo:rsid="0018fabe" style:font-size-asian="13.1000003814697pt" style:font-weight-asian="normal" style:font-size-complex="15pt" style:font-weight-complex="normal"/>
    </style:style>
    <style:style style:name="T6" style:family="text">
      <style:text-properties officeooo:rsid="001c4d2f"/>
    </style:style>
    <style:style style:name="T7" style:family="text">
      <style:text-properties officeooo:rsid="001c4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(Сплавы. <text:span text:style-name="T6">Смеси</text:span>):</text:p>
      <text:p text:style-name="P1"/>
      <text:p text:style-name="P2"><text:span text:style-name="T5">1) <text:s/>63/27 </text:span><text:span text:style-name="T1">ρ</text:span></text:p>
      <text:p text:style-name="P3"><text:span text:style-name="T1">2) 4.3%</text:span></text:p>
      <text:p text:style-name="P3"><text:span text:style-name="T1">3) </text:span><text:span text:style-name="T2">1 г/см^3</text:span></text:p>
      <text:p text:style-name="P4"><text:span text:style-name="T1">4) 1.7 л</text:span></text:p>
      <text:p text:style-name="P4"><text:span text:style-name="T1">5) 1.8</text:span></text:p>
      <text:p text:style-name="P4"><text:span text:style-name="T1">6) m0 = 220 г, ρ1 = 0.88 г/см^3</text:span></text:p>
      <text:p text:style-name="P5"><text:span text:style-name="T1">7) ρ</text:span><text:span text:style-name="T3">1 = 1.2 г/см^3, </text:span><text:span text:style-name="T1">ρ</text:span><text:span text:style-name="T3">2 = 1.4 г/см^3, </text:span><text:span text:style-name="T1">ρ</text:span><text:span text:style-name="T3">3 = 1.3 г/см^3</text:span></text:p>
      <text:p text:style-name="P6"><text:span text:style-name="T1">8) 1.8 м</text:span></text:p>
      <text:p text:style-name="P6"><text:span text:style-name="T1">9) </text:span><text:span text:style-name="T4">2.3 г/см^3</text:span></text:p>
      <text:p text:style-name="P6"><text:span text:style-name="T4"/></text:p>
      <text:p text:style-name="P7">Ответы (Масса. Плотность):</text:p>
      <text:p text:style-name="P7"/>
      <text:p text:style-name="P8">1) 2.15 г/см^3</text:p>
      <text:p text:style-name="P8">2) 40 кг</text:p>
      <text:p text:style-name="P8">3) 5</text:p>
      <text:p text:style-name="P8">4) 2 т</text:p>
      <text:p text:style-name="P8">5) 20 минут</text:p>
      <text:p text:style-name="P8">6) 50 см/ч</text:p>
      <text:p text:style-name="P8">7) <text:span text:style-name="T7">железо, точка1, точка 5, алюминий</text:span></text:p>
      <text:p text:style-name="P9">8) 4 м/с</text:p>
      <text:p text:style-name="P9">10) 1.09 г/см^3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4:42:11.026702063</meta:creation-date>
    <dc:date>2022-07-05T15:31:45.631808084</dc:date>
    <meta:editing-duration>PT8M43S</meta:editing-duration>
    <meta:editing-cycles>1</meta:editing-cycles>
    <meta:document-statistic meta:table-count="0" meta:image-count="0" meta:object-count="0" meta:page-count="1" meta:paragraph-count="20" meta:word-count="76" meta:character-count="308" meta:non-whitespace-character-count="251"/>
    <meta:generator>LibreOffice/6.4.7.2$Linux_X86_64 LibreOffice_project/40$Build-2</meta:generator>
  </office:meta>
</office:document-meta>
</file>